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8000005AD94EA0942C3B1BD02.png" manifest:media-type="image/png"/>
  <manifest:file-entry manifest:full-path="Pictures/100002010000015100000227447DAD9FE4A7B2C7.png" manifest:media-type="image/png"/>
  <manifest:file-entry manifest:full-path="Pictures/10000201000001CE0000031CBDDFE903C093F98B.png" manifest:media-type="image/png"/>
  <manifest:file-entry manifest:full-path="Pictures/10000201000002B0000002CD5375ED2D311377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line-height="150%" fo:break-before="page"/>
      <style:text-properties officeooo:rsid="010ac807" officeooo:paragraph-rsid="0017c024"/>
    </style:style>
    <style:style style:name="P2" style:family="paragraph" style:parent-style-name="Text_20_body" style:list-style-name="">
      <style:paragraph-properties fo:line-height="150%"/>
      <style:text-properties officeooo:rsid="0017c024" officeooo:paragraph-rsid="0017c024"/>
    </style:style>
    <style:style style:name="T1" style:family="text">
      <style:text-properties officeooo:rsid="01103e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Image11" text:anchor-type="paragraph" svg:x="8.262cm" svg:y="0.353cm" svg:width="7.765cm" svg:height="8.093cm" draw:z-index="1"><draw:image xlink:href="Pictures/10000201000002B0000002CD5375ED2D311377A2.png" xlink:type="simple" xlink:show="embed" xlink:actuate="onLoad"/></draw:frame><text:span text:style-name="T1">3</text:span>. <text:span text:style-name="T1">Fluxogramas</text:span></text:h>
      <text:h text:style-name="P2" text:outline-level="1"><draw:frame draw:style-name="fr1" draw:name="Image10" text:anchor-type="paragraph" svg:x="0.097cm" svg:y="-0.146cm" svg:width="6.655cm" svg:height="11.464cm" draw:z-index="0"><draw:image xlink:href="Pictures/10000201000001CE0000031CBDDFE903C093F98B.png" xlink:type="simple" xlink:show="embed" xlink:actuate="onLoad"/></draw:frame><draw:frame draw:style-name="fr1" draw:name="Image12" text:anchor-type="paragraph" svg:x="0.48cm" svg:y="11.746cm" svg:width="5.239cm" svg:height="8.564cm" draw:z-index="2"><draw:image xlink:href="Pictures/100002010000015100000227447DAD9FE4A7B2C7.png" xlink:type="simple" xlink:show="embed" xlink:actuate="onLoad"/></draw:frame><draw:frame draw:style-name="fr1" draw:name="Image13" text:anchor-type="paragraph" svg:x="8.154cm" svg:y="6.828cm" svg:width="5.512cm" svg:height="16.819cm" draw:z-index="3"><draw:image xlink:href="Pictures/10000201000001A8000005AD94EA0942C3B1BD02.png" xlink:type="simple" xlink:show="embed" xlink:actuate="onLoad"/></draw:frame><text:bookmark-start text:name="__RefHeading___Toc2056_2018562462"/><text:bookmark-end text:name="__RefHeading___Toc2056_201856246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ans" fo:font-size="12pt" fo:language="pt" fo:country="P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zjquim </meta:initial-creator>
    <meta:creation-date>2018-01-07T01:48:53.507621292</meta:creation-date>
    <dc:date>2018-01-07T01:59:05.791329534</dc:date>
    <dc:creator>perezjquim </dc:creator>
    <meta:editing-duration>PT10M12S</meta:editing-duration>
    <meta:editing-cycles>1</meta:editing-cycles>
    <meta:document-statistic meta:table-count="0" meta:image-count="4" meta:object-count="0" meta:page-count="1" meta:paragraph-count="1" meta:word-count="2" meta:character-count="14" meta:non-whitespace-character-count="13"/>
    <meta:generator>LibreOffice/5.1.6.2$Linux_X86_64 LibreOffice_project/10m0$Build-2</meta:generator>
  </office:meta>
</office:document-meta>
</file>